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Ahora sí estamos entrando en el corazón del asunto.<text:line-break/>Tu borrador revela claramente <text:span text:style-name="Strong_20_Emphasis">qué estás intentando hacer</text:span>: no describir la vida como materia, sino como <text:span text:style-name="Strong_20_Emphasis">función</text:span>, como <text:span text:style-name="Strong_20_Emphasis">lógica</text:span>, como <text:span text:style-name="Strong_20_Emphasis">actividad abstracta</text:span> producida por la materia pero no reducible a ella.</text:p>
      <text:p text:style-name="Text_20_body">La clave aquí es que tu modelo <text:span text:style-name="Strong_20_Emphasis">modela la inteligencia de la vida</text:span>, entendida no como conciencia, sino como <text:span text:style-name="Strong_20_Emphasis">capacidad de producir soluciones</text:span>, de generar comportamiento orientado, de ejecutar un proceso lógico a través de materia orgánica.</text:p>
      <text:p text:style-name="Text_20_body">Voy a ayudarte a convertir tu borrador en una <text:span text:style-name="Strong_20_Emphasis">introducción sólida, clara, profunda y coherente</text:span>, manteniendo tu intención conceptual.<text:line-break/>La redacto en tu tono, pero con estructura, ritmo y claridad.<text:line-break/>Aproximadamente 1500 palabras.</text:p>
      <text:p text:style-name="Horizontal_20_Line"/>
      <text:h text:style-name="Heading_20_1" text:outline-level="1"><text:span text:style-name="Strong_20_Emphasis">Descripción general del modelo lógico</text:span></text:h>
      <text:p text:style-name="Text_20_body">La vida puede estudiarse desde muchos ángulos. La biología la describe por su composición química, sus estructuras físicas, sus mecanismos internos. Pero existe otra forma de aproximarse a ella: no preguntando <text:span text:style-name="Emphasis">qué es</text:span> la vida, sino <text:span text:style-name="Emphasis">qué hace</text:span>. No observando su materia, sino su <text:span text:style-name="Strong_20_Emphasis">funcionalidad lógica</text:span>. Este modelo se construye desde esa perspectiva: la vida entendida como un proceso lógico, como una actividad abstracta que emerge de la materia pero no se reduce a ella.</text:p>
      <text:p text:style-name="Text_20_body">Para comprender esta idea, es necesario introducir primero el concepto de <text:span text:style-name="Strong_20_Emphasis">universo lógico</text:span>.</text:p>
      <text:p text:style-name="Horizontal_20_Line"/>
      <text:h text:style-name="Heading_20_2" text:outline-level="2"><text:span text:style-name="Strong_20_Emphasis">El universo lógico</text:span></text:h>
      <text:p text:style-name="Text_20_body">En mi mente conservo recuerdos: imágenes de mi infancia, escenas que puedo evocar con tanta nitidez que casi parece que puedo volver a ellas. Pero esas imágenes no están realmente dentro de mi cabeza. No hay fotografías almacenadas en algún rincón del cerebro. Lo que hay es otra cosa: materia, impulsos eléctricos, flujos de energía. Y, sin embargo, yo interpreto esos patrones materiales como recuerdos, pensamientos, ideas.</text:p>
      <text:p text:style-name="Text_20_body">El cerebro trabaja de un modo abstracto. Lo que experimentamos como imágenes, conceptos, razonamientos o emociones son <text:span text:style-name="Strong_20_Emphasis">abstracciones</text:span>. No tienen forma física. No ocupan espacio. No pesan. No son objetos. Son <text:span text:style-name="Strong_20_Emphasis">lógica</text:span>.</text:p>
      <text:p text:style-name="Text_20_body">El universo lógico es ese dominio donde existen las ideas, los significados, las representaciones. Es un universo distinto del físico, aunque depende de él para manifestarse. Las ideas no son materiales, pero necesitan materia para existir. Son intangibles, etéreas, sin cuerpo. Son lógica.</text:p>
      <text:p text:style-name="Text_20_body">Un ejemplo sencillo ayuda a ilustrarlo. Mi computador tiene dos discos: el disco A y el disco B. Pero si lo abro, descubro que solo hay un único disco físico. Los discos A y B no existen como objetos separados. Son divisiones conceptuales, abstracciones que el sistema operativo crea para organizar la <text:soft-page-break/>información. Son <text:span text:style-name="Strong_20_Emphasis">discos lógicos</text:span>. Existen solo en el universo de las ideas, aunque se apoyan en un soporte material.</text:p>
      <text:p text:style-name="Text_20_body">Todo lo imaginario pertenece al universo lógico. Todo lo que no es materia, pero que sin embargo opera, organiza, decide, representa, pertenece a ese dominio.</text:p>
      <text:p text:style-name="Horizontal_20_Line"/>
      <text:h text:style-name="Heading_20_2" text:outline-level="2"><text:span text:style-name="Strong_20_Emphasis">Cómo encaja esto en el estudio de la vida</text:span></text:h>
      <text:p text:style-name="Text_20_body">La vida, tal como la observamos, es un derroche de inteligencia. Las plantas orientan sus raíces hacia el centro de la Tierra y sus tallos hacia la luz. Los organismos regulan su temperatura, su metabolismo, su equilibrio interno. Los diseños biológicos parecen ajustados, precisos, eficientes. Nada de esto es casual. Para lograr estos resultados, la vida debe ejecutar funciones que, en términos estrictos, son funciones inteligentes.</text:p>
      <text:p text:style-name="Text_20_body">La biología describe estos fenómenos mediante conceptos como evolución y adaptación. Pero ambos términos implican algo más profundo: un cambio orientado a resolver un problema. Resolver problemas es una actividad que pertenece al dominio de la inteligencia. Y la inteligencia pertenece al universo lógico.</text:p>
      <text:p text:style-name="Text_20_body">Cuando una bacteria cambia para sobrevivir a un antibiótico, está resolviendo un problema. Cuando una población se adapta a un entorno hostil, está ejecutando una estrategia. Cuando una molécula primitiva consigue reproducirse, está realizando una acción que tiene consecuencias lógicas: perpetuar una estructura, mantener un patrón, continuar un proceso.</text:p>
      <text:p text:style-name="Text_20_body">La inteligencia que produce estos resultados está aquí, actuando en cada rincón de la vida. Pero ¿dónde exactamente? ¿Cómo funciona? ¿Qué estructura lógica la sostiene?<text:line-break/>Eso es lo que este modelo pretende descubrir.</text:p>
      <text:p text:style-name="Horizontal_20_Line"/>
      <text:h text:style-name="Heading_20_2" text:outline-level="2"><text:span text:style-name="Strong_20_Emphasis">El “Espíritu” de la vida</text:span></text:h>
      <text:p text:style-name="Text_20_body">La vida se diferencia de la materia inerte por una característica evidente: está animada. Parece guiada por una voluntad interior, por un impulso que orienta su comportamiento. Desde la antigüedad, esta fuerza se interpretó como un “espíritu” que anima a los seres vivos. Hoy podemos traducir esa intuición en términos más precisos: <text:span text:style-name="Strong_20_Emphasis">comportamiento inteligente</text:span>.</text:p>
      <text:p text:style-name="Text_20_body">Toda la vida muestra comportamiento inteligente. No solo los animales con cerebro. También las plantas, los hongos, las bacterias, e incluso las primeras moléculas capaces de reproducirse. Todas ejecutan acciones que no pueden explicarse únicamente por fuerzas externas. Todas producen resultados que requieren una lógica interna.</text:p>
      <text:p text:style-name="Text_20_body">La materia inerte es solo mineral. La vida, en cambio, tiene dos dimensiones:</text:p>
      <text:list xml:id="list1437777573" text:style-name="L1">
        <text:list-item>
          <text:p text:style-name="P2">una dimensión material, compuesta por átomos, moléculas, estructuras físicas </text:p>
        </text:list-item>
        <text:list-item>
          <text:p text:style-name="P1">una dimensión lógica, compuesta por funciones, comportamientos, estrategias, inteligencia </text:p>
        </text:list-item>
      </text:list>
      <text:p text:style-name="Text_20_body"><text:soft-page-break/>La inteligencia —ese “espíritu” de la vida— es producida por la materia, pero no es materia. Es concepto. Es lógica. Es una actividad abstracta que emerge de la organización de la materia orgánica.</text:p>
      <text:p text:style-name="Horizontal_20_Line"/>
      <text:h text:style-name="Heading_20_2" text:outline-level="2"><text:span text:style-name="Strong_20_Emphasis">¿Piensa la vida?</text:span></text:h>
      <text:p text:style-name="Text_20_body">A primera vista, podría parecer que este modelo sugiere que la vida piensa. Pero no en el sentido humano de conciencia o razonamiento. La vida “piensa” en un sentido más fundamental: ejecuta procesos lógicos que producen soluciones. Y lo hace en todos los niveles.</text:p>
      <text:p text:style-name="Text_20_body">Las plantas “piensan” cuando orientan sus hojas hacia la luz.<text:line-break/>Las bacterias “piensan” cuando desarrollan resistencia.<text:line-break/>Las células “piensan” cuando reparan su ADN.<text:line-break/>Las moléculas primitivas “pensaron” cuando encontraron formas de replicarse.</text:p>
      <text:p text:style-name="Text_20_body">No se trata de pensamiento consciente, sino de <text:span text:style-name="Strong_20_Emphasis">pensamiento funcional</text:span>: la capacidad de producir comportamientos que resuelven problemas. Esta capacidad no aparece de repente con los cerebros. Está presente desde el origen mismo de la vida.</text:p>
      <text:p text:style-name="Horizontal_20_Line"/>
      <text:h text:style-name="Heading_20_2" text:outline-level="2"><text:span text:style-name="Strong_20_Emphasis">Los elementos del modelo</text:span></text:h>
      <text:p text:style-name="Text_20_body">Si la vida ejecuta un proceso lógico, ¿cuál es la estructura que permite ese proceso?<text:line-break/>Este modelo identifica cuatro elementos fundamentales:</text:p>
      <text:list xml:id="list1151458548" text:style-name="L2">
        <text:list-item>
          <text:p text:style-name="P4"><text:span text:style-name="Strong_20_Emphasis">ADN</text:span> </text:p>
        </text:list-item>
        <text:list-item>
          <text:p text:style-name="P4"><text:span text:style-name="Strong_20_Emphasis">Reproducción</text:span> </text:p>
        </text:list-item>
        <text:list-item>
          <text:p text:style-name="P4"><text:span text:style-name="Strong_20_Emphasis">Ciclo de vida</text:span> </text:p>
        </text:list-item>
        <text:list-item>
          <text:p text:style-name="P3"><text:span text:style-name="Strong_20_Emphasis">Individuos</text:span> </text:p>
        </text:list-item>
      </text:list>
      <text:p text:style-name="Text_20_body">Estos elementos no deben entenderse como piezas físicas, sino como <text:span text:style-name="Strong_20_Emphasis">funciones lógicas</text:span>. Son los engranajes conceptuales que permiten a la vida actuar, resolver problemas, adaptarse, expandirse y persistir.</text:p>
      <text:p text:style-name="Text_20_body">El ADN no es solo una molécula: es un sistema de memoria.<text:line-break/>La reproducción no es solo un mecanismo biológico: es una función de copia y variación.<text:line-break/>El ciclo de vida no es solo una secuencia de etapas: es un algoritmo de ejecución.<text:line-break/>El individuo no es solo un organismo: es una unidad funcional del proceso.</text:p>
      <text:p text:style-name="Text_20_body">La vida, vista desde esta perspectiva, no es una colección de criaturas, sino un sistema lógico distribuido que utiliza individuos para ejecutar su actividad.</text:p>
      <text:p text:style-name="Horizontal_20_Line"/>
      <text:h text:style-name="Heading_20_2" text:outline-level="2"><text:soft-page-break/><text:span text:style-name="Strong_20_Emphasis">Qué modela realmente este modelo</text:span></text:h>
      <text:p text:style-name="Text_20_body">Este modelo no intenta describir la vida como materia. Para eso está la biología.<text:line-break/>Este modelo intenta describir la vida como <text:span text:style-name="Strong_20_Emphasis">proceso</text:span>.</text:p>
      <text:p text:style-name="Text_20_body">Modela:</text:p>
      <text:list xml:id="list3706289136" text:style-name="L3">
        <text:list-item>
          <text:p text:style-name="P6">la inteligencia que la vida despliega </text:p>
        </text:list-item>
        <text:list-item>
          <text:p text:style-name="P6">la lógica que organiza su comportamiento </text:p>
        </text:list-item>
        <text:list-item>
          <text:p text:style-name="P6">la estructura funcional que permite que la vida actúe </text:p>
        </text:list-item>
        <text:list-item>
          <text:p text:style-name="P6">el sistema distribuido que utiliza individuos como nodos operativos </text:p>
        </text:list-item>
        <text:list-item>
          <text:p text:style-name="P6">el mecanismo mediante el cual la vida resuelve problemas </text:p>
        </text:list-item>
        <text:list-item>
          <text:p text:style-name="P6">la arquitectura que sostiene la evolución </text:p>
        </text:list-item>
        <text:list-item>
          <text:p text:style-name="P5">la dinámica que permite que la vida persista y se expanda </text:p>
        </text:list-item>
      </text:list>
      <text:p text:style-name="Text_20_body">En otras palabras, este modelo modela <text:span text:style-name="Strong_20_Emphasis">la actividad lógica de la vida</text:span>.<text:line-break/>La vida como fenómeno abstracto.<text:line-break/>La vida como proceso inteligente.<text:line-break/>La vida como sistema.</text:p>
      <text:p text:style-name="Horizontal_20_Line"/>
      <text:p text:style-name="Text_20_body">Si quieres, puedo continuar con la siguiente sección (“Veamoslo con más detalle”), o podemos revisar el tono, expandir algún apartado, o ajustar la estructura para que encaje mejor con el capítulo que estás preparan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30T10:21:57.309000000</meta:creation-date>
    <dc:date>2026-01-30T10:29:42.889000000</dc:date>
    <meta:editing-duration>PT7M45S</meta:editing-duration>
    <meta:editing-cycles>1</meta:editing-cycles>
    <meta:document-statistic meta:table-count="0" meta:image-count="0" meta:object-count="0" meta:page-count="4" meta:paragraph-count="49" meta:word-count="1227" meta:character-count="7896" meta:non-whitespace-character-count="6718"/>
    <meta:generator>LibreOffice/7.3.5.2$Windows_X86_64 LibreOffice_project/184fe81b8c8c30d8b5082578aee2fed2ea847c01</meta:generator>
  </office:meta>
</office:document-meta>
</file>